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line-height="100%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#ffffff" style:writing-mode="lr-tb">
        <style:background-image/>
      </style:paragraph-properties>
      <style:text-properties style:font-name="Calibri" fo:font-size="11pt" fo:language="fr" fo:country="FR" fo:font-weight="normal"/>
    </style:style>
    <style:style style:name="P3" style:family="paragraph" style:parent-style-name="Text_20_body" style:list-style-name="L2"/>
    <style:style style:name="T1" style:family="text">
      <style:text-properties fo:color="#000000" style:font-name="Calibri" fo:font-size="11pt" fo:language="fr" fo:country="FR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P 4, Version finale de Céline</text:p>
      <text:p text:style-name="Text_20_body"/>
      <text:p text:style-name="Text_20_body">Voici ma version finalisée du compte rendu. Tu y trouveras</text:p>
      <text:list xml:id="list925209963" text:style-name="L2">
        <text:list-item>
          <text:p text:style-name="P3">Les noms d'images à insérer (j'ai ajouté les petits schémas correspondant à tes deux uC)</text:p>
        </text:list-item>
        <text:list-item>
          <text:p text:style-name="P3">Tout ce qui concerne les Scénarios que j'ai traité : texte + noms des images.</text:p>
        </text:list-item>
      </text:list>
      <text:p text:style-name="Text_20_body">Je te laisse faire l'insertion des images car à chaque fois que ça passe de l'une à l'autre elles se retrouvent toutes collées au dessu</text:p>
      <text:p text:style-name="Text_20_body">Je te laisse faire le style graphique car les tiens sont toujours plus beaux que les miens</text:p>
      <text:p text:style-name="Text_20_body">Céline</text:p>
      <text:h text:style-name="Heading_20_1" text:outline-level="1">Diagramme initiale</text:h>
      <text:p text:style-name="P1">Le but du TP est de travailler sur des scénarios associés à des diagrammes de séquences en partant du diagramme de classe se trouvant ci-dessous. Il s’agit d’une modélisation d'un logiciel permettant à des enfants de jouer avec un train virtuel se déplaçant sur un circuit.</text:p>
      <text:p text:style-name="P1"/>
      <text:p text:style-name="P1">DCInitial.png</text:p>
      <text:p text:style-name="P1"/>
      <text:p text:style-name="P1">Pour nos diagrammes de séquence, nous utiliserons les objets suivants :</text:p>
      <text:p text:style-name="P1"/>
      <text:p text:style-name="P1">DO.png</text:p>
      <text:p text:style-name="P1"/>
      <text:p text:style-name="P1">Voici le diagramme des use case :</text:p>
      <text:p text:style-name="P1"/>
      <text:p text:style-name="P1">UC.png</text:p>
      <text:p text:style-name="P1"/>
      <text:h text:style-name="Heading_20_1" text:outline-level="1">UC Créer circuit</text:h>
      <text:h text:style-name="Heading_20_2" text:outline-level="2">Description</text:h>
      <text:p text:style-name="Standard">Le joueur demande à créer un circuit en indiquant le nom du circuit</text:p>
      <text:p text:style-name="Standard">Le joueur crée un rail en indiquant le nom et le type du rail</text:p>
      <text:p text:style-name="Standard">Le joueur crée un second rail en indiquant le nom et le type du rail, ce rail est ajouté automatiquement derrière le premier</text:p>
      <text:p text:style-name="Standard">Et ainsi de suite tant que le joueur continue d'ajouter des rails</text:p>
      <text:p text:style-name="Standard">Le joueur indique qu'il souhaite arrêter de créer des rails</text:p>
      <text:p text:style-name="Standard">Si le circuit est valide (le dernier rail ajouté peut être raccordé au premier)</text:p>
      <text:p text:style-name="Standard"><text:tab/>Le premier rail est relié au dernier</text:p>
      <text:p text:style-name="Standard">Sinon</text:p>
      <text:p text:style-name="Standard"><text:tab/>On demande au joueur de continuer à créer des rails et on revient à l'étape 4</text:p>
      <text:p text:style-name="Standard"/>
      <text:h text:style-name="Heading_20_2" text:outline-level="2">Scénario traité</text:h>
      <text:p text:style-name="Standard">Théophile crée un nouveau circuit, il l'appelle circuitNoël</text:p>
      <text:p text:style-name="Standard">A l'intérieur de circuitNoël, Théophile crée 3 rails droits (D1,D2,D3), un passage à niveau (PN4), 2 virages à gauche (L1, L2) et 2 virages à droite (R1,R2).</text:p>
      <text:p text:style-name="Standard"><text:soft-page-break/>Il crée D1</text:p>
      <text:p text:style-name="Standard">Il crée L2 et le place derrière D1</text:p>
      <text:p text:style-name="Standard">Il crée L1 et le place derrière L2</text:p>
      <text:p text:style-name="Standard">Il crée D3 et le place derrière L1</text:p>
      <text:p text:style-name="Standard">Il crée PN4 et le place derrière D3</text:p>
      <text:p text:style-name="Standard">Il crée R2 et le place derrière PN4</text:p>
      <text:p text:style-name="Standard">Il crée R1 et le place derrière R2</text:p>
      <text:p text:style-name="Standard">Il crée D2 et termine le circuit. D2 est alors placé derrière D1</text:p>
      <text:p text:style-name="Standard"/>
      <text:h text:style-name="Heading_20_2" text:outline-level="2">Illustration</text:h>
      <text:p text:style-name="Text_20_body">dessinCreerCircuit.png</text:p>
      <text:h text:style-name="Heading_20_2" text:outline-level="2">Diagramme de séquence</text:h>
      <text:p text:style-name="Text_20_body">DS1CreerCircuit.png</text:p>
      <text:h text:style-name="Heading_20_2" text:outline-level="2">Diagramme de classes mis à jour</text:h>
      <text:p text:style-name="Text_20_body">DC1CreerCircuit.png</text:p>
      <text:h text:style-name="Heading_20_1" text:outline-level="1">UC Créer train</text:h>
      <text:h text:style-name="Heading_20_2" text:outline-level="2">Description</text:h>
      <text:p text:style-name="Standard">Le joueur demande à créer un train sur un circuit donné, en indiquant le nom de la loco et le nom du rail sur lequel il veut la poser.</text:p>
      <text:p text:style-name="Standard">Si aucun circuit n'existe, le joueur est invité à en créer un d'abord.</text:p>
      <text:p text:style-name="Standard">Le joueur crée une voiture en indiquant son nom et son type. La voiture est posée sur le rail précédent et accrochée derrière la locomotive</text:p>
      <text:p text:style-name="Standard">Et ainsi de suite, jusqu'à ce que le joueur décide d'arrêter de créer des voitures</text:p>
      <text:p text:style-name="Standard">Lors de la création d'une voiture</text:p>
      <text:p text:style-name="Standard">Si le rail suivant le rail suivant la locomotive est occupé par cette voiture</text:p>
      <text:p text:style-name="Standard"><text:tab/>On oblige le joueur à s'arrêter</text:p>
      <text:p text:style-name="Standard">Sinon</text:p>
      <text:p text:style-name="Standard"><text:tab/>On retourne à l'étape 3</text:p>
      <text:h text:style-name="Heading_20_2" text:outline-level="2">Scénario traité</text:h>
      <text:p text:style-name="Standard">Théophile crée un train Shinkansen.</text:p>
      <text:p text:style-name="Standard">Théophile crée une locomotive Loco et la place sur le rail D1</text:p>
      <text:p text:style-name="Standard">Théophile crée une voiture de passagers V1 et la place derrière Loco (la voiture est automatiquement positionnée sur le rail D2)</text:p>
      <text:p text:style-name="Standard">Théophile crée une voiture de passagers V2 et la place derrière V1 (la voiture est automatiquement positionnée sur le rail R1)</text:p>
      <text:h text:style-name="Heading_20_2" text:outline-level="2">Illustration</text:h>
      <text:p text:style-name="Text_20_body">dessinCreerTrain.png</text:p>
      <text:h text:style-name="Heading_20_2" text:outline-level="2">Diagramme de séquence</text:h>
      <text:p text:style-name="Text_20_body">DS2CreerTrain.png</text:p>
      <text:h text:style-name="Heading_20_2" text:outline-level="2"><text:soft-page-break/>Diagramme de classes mis à jour</text:h>
      <text:p text:style-name="Text_20_body">DC2CreerTrain.png</text:p>
      <text:h text:style-name="Heading_20_1" text:outline-level="1">UC Déplacer train</text:h>
      <text:h text:style-name="Heading_20_2" text:outline-level="2">Description</text:h>
      <text:p text:style-name="Standard"><text:span text:style-name="T1">Le joueur veut faire avancer le train.</text:span></text:p>
      <text:p text:style-name="P2">Les voitures du train se déplacent d’un rail vers l’avant.</text:p>
      <text:p text:style-name="P2">Si le train arrive à proximité d’un passage à niveau le passage se ferme.</text:p>
      <text:p text:style-name="P2">Si le train quitte un passage à niveau le passage s’ouvre.</text:p>
      <text:p text:style-name="P2"/>
      <text:h text:style-name="Heading_20_2" text:outline-level="2">Scénario 1</text:h>
      <text:p text:style-name="Text_20_body">Théophile avance le train dans une zone ne contenant aucun passage à niveau</text:p>
      <text:h text:style-name="Heading_20_2" text:outline-level="2">Illustration</text:h>
      <text:p text:style-name="Text_20_body">dessinDeplacerTrainCampagne.png</text:p>
      <text:h text:style-name="Heading_20_2" text:outline-level="2">Diagramme de séquence</text:h>
      <text:p text:style-name="Text_20_body">DS3DeplacerTrainCampagne.png</text:p>
      <text:h text:style-name="Heading_20_2" text:outline-level="2">Diagramme de classes mis à jour</text:h>
      <text:p text:style-name="Text_20_body">DC3DeplacerTrain.png</text:p>
      <text:h text:style-name="Heading_20_2" text:outline-level="2">Scénario 2</text:h>
      <text:p text:style-name="Text_20_body">Théophile avance le train, le train arrive à proximité de PN4</text:p>
      <text:h text:style-name="Heading_20_2" text:outline-level="2">Illustration</text:h>
      <text:p text:style-name="Text_20_body">DessinDeplacerTrainEntrePN.png</text:p>
      <text:h text:style-name="Heading_20_2" text:outline-level="2">Diagramme de séquence</text:h>
      <text:p text:style-name="Text_20_body"/>
      <text:h text:style-name="Heading_20_2" text:outline-level="2">Diagramme de classes mis à jour</text:h>
      <text:p text:style-name="Text_20_body"/>
      <text:h text:style-name="Heading_20_2" text:outline-level="2">Scénario 3</text:h>
      <text:p text:style-name="Text_20_body">Théophile avance le train, le train quitte PN4</text:p>
      <text:h text:style-name="Heading_20_2" text:outline-level="2">Illustration</text:h>
      <text:p text:style-name="Text_20_body">DessinDeplacerTrainQuittePN.png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ormal" style:family="paragraph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e </meta:initial-creator>
    <meta:creation-date>2014-02-22T11:26:17</meta:creation-date>
    <dc:date>2014-02-22T12:34:15</dc:date>
    <dc:creator>Celine </dc:creator>
    <meta:editing-duration>PT7M18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4" meta:paragraph-count="88" meta:word-count="690" meta:character-count="3994" meta:non-whitespace-character-count="3390"/>
  </office:meta>
</office:document-meta>
</file>